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EA3D264E4DDDDC64.jpg" manifest:media-type="image/jpeg"/>
  <manifest:file-entry manifest:full-path="Pictures/1000000000000280000002006AE89A4CEC0F6C7F.jpg" manifest:media-type="image/jpeg"/>
  <manifest:file-entry manifest:full-path="Pictures/10000000000008E0000006A8B614B9B293351DE6.jpg" manifest:media-type="image/jpeg"/>
  <manifest:file-entry manifest:full-path="Pictures/1000000000000136000000C96A9FF749E76C6D10.jpg" manifest:media-type="image/jpeg"/>
  <manifest:file-entry manifest:full-path="Pictures/10000200000004370000043883F293A63B8C6213.png" manifest:media-type="image/png"/>
  <manifest:file-entry manifest:full-path="Pictures/100002000000037B0000043807E18D4C2251E0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2" svg:font-family="Calibri"/>
    <style:font-face style:name="Calibri Light" svg:font-family="'Calibri Light'"/>
    <style:font-face style:name="Calibri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Droid Sans Devanagari1" svg:font-family="'Droid Sans Devanagari'" style:font-family-generic="modern" style:font-pitch="variable"/>
    <style:font-face style:name="Calibri3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 fo:min-height="11.552cm" fo:min-width="24.9cm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333333" draw:fill-color="#333333" draw:textarea-horizontal-align="justify" draw:textarea-vertical-align="middle" draw:auto-grow-height="false" fo:min-height="0.757cm" fo:min-width="24.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1793d1" draw:textarea-vertical-align="middle" draw:auto-grow-height="false" draw:fit-to-size="false" style:shrink-to-fit="false" fo:min-height="2.291cm" fo:min-width="24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333333" draw:fill-color="#333333" draw:textarea-horizontal-align="justify" draw:textarea-vertical-align="middle" draw:auto-grow-height="false" fo:min-height="0.258cm" fo:min-width="24.9cm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1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32cm, 0cm, 2.476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4cm, 0cm, 3.795cm, 0cm)" draw:image-opacity="100%" style:mirror="none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el_20_und_20_Inhalt-outline1">
      <style:graphic-properties draw:stroke="none" svg:stroke-width="0.035cm" draw:stroke-linejoin="miter" svg:stroke-linecap="butt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itelfolie-outline1" style:list-style-name="L5">
      <style:graphic-properties draw:stroke="none" svg:stroke-width="0.035cm" draw:stroke-linejoin="miter" svg:stroke-linecap="butt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 style:list-style-name="L5">
      <style:graphic-properties draw:stroke="none" svg:stroke-width="0.035cm" draw:stroke-linejoin="miter" svg:stroke-linecap="butt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outline1" style:list-style-name="L5">
      <style:graphic-properties draw:stroke="none" svg:stroke-width="0.035cm" draw:stroke-linejoin="miter" svg:stroke-linecap="butt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el_20_und_20_Inhalt-outline1" style:list-style-name="L5">
      <style:graphic-properties draw:stroke="none" svg:stroke-width="0.035cm" draw:stroke-linejoin="miter" svg:stroke-linecap="butt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outline1" style:list-style-name="L5">
      <style:graphic-properties draw:stroke="none" svg:stroke-width="0.035cm" draw:stroke-linejoin="miter" svg:stroke-linecap="butt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outline1" style:list-style-name="L5">
      <style:graphic-properties draw:stroke="none" svg:stroke-width="0.035cm" draw:stroke-linejoin="miter" svg:stroke-linecap="butt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color="#333333" loext:opacity="100%"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color="#333333" loext:opacity="100%" style:font-name="DejaVu Sans" fo:font-size="60pt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color="#333333" loext:opacity="100%" style:font-name="DejaVu Sans" fo:font-size="60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color="#333333" loext:opacity="100%" style:font-name="DejaVu Sans" fo:font-size="60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333333" loext:opacity="100%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color="#333333" loext:opacity="100%" style:font-name="DejaVu Sans" fo:font-size="28pt"/>
    </style:style>
    <style:style style:name="P11" style:family="paragraph">
      <loext:graphic-properties draw:fill="solid" draw:fill-color="#1793d1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DejaVu Sans" fo:font-size="28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DejaVu Sans"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ejaVu Sans" fo:font-size="18pt" fo:hyphenate="false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333333" loext:opacity="100%" style:text-line-through-style="none" style:text-line-through-type="none" style:text-position="0% 100%" style:font-name="DejaVu Sans" fo:font-size="64pt" fo:letter-spacing="normal" fo:language="de" fo:country="DE" fo:font-style="normal" style:text-underline-style="none" fo:font-weight="normal" style:font-size-asian="64pt" style:font-style-asian="normal" style:font-weight-asian="normal" style:font-name-complex="Courier New1" style:font-size-complex="64pt" style:font-style-complex="normal" style:font-weight-complex="normal"/>
    </style:style>
    <style:style style:name="T2" style:family="text">
      <style:text-properties fo:font-variant="normal" fo:text-transform="none" fo:color="#333333" loext:opacity="100%" style:text-line-through-style="none" style:text-line-through-type="none" style:text-position="0% 100%" style:font-name="DejaVu Sans" fo:font-size="16pt" fo:letter-spacing="normal" fo:language="de" fo:country="DE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" style:family="text">
      <style:text-properties fo:font-variant="normal" fo:text-transform="none" fo:color="#333333" loext:opacity="100%" style:text-line-through-style="none" style:text-line-through-type="none" style:text-position="0% 100%" style:font-name="DejaVu Sans" fo:font-size="48pt" fo:letter-spacing="normal" fo:language="de" fo:country="DE" fo:font-style="normal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f6f9fc" loext:opacity="100%" style:text-line-through-style="none" style:text-line-through-type="none" style:text-position="0% 100%" style:font-name="DejaVu Sans" fo:font-size="48pt" fo:letter-spacing="normal" fo:language="de" fo:country="DE" fo:font-style="normal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ejaVu Sans" fo:font-size="32pt" fo:letter-spacing="normal" fo:language="de" fo:country="DE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020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a2a2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11.999cm" svg:height="2.999cm" svg:x="6.7cm" svg:y="13.211cm" presentation:class="title" presentation:user-transformed="true">
          <draw:text-box>
            <text:p text:style-name="P1"><text:span text:style-name="T1">GNU/Linux</text:span></text:p>
          </draw:text-box>
        </draw:frame>
        <draw:custom-shape draw:style-name="gr1" draw:text-style-name="P3" draw:layer="layout" svg:width="25.4cm" svg:height="11.802cm" svg:x="0cm" svg:y="0cm">
          <text:p/>
          <draw:enhanced-geometry svg:viewBox="0 0 21600 21600" draw:type="rectangle" draw:enhanced-path="M 0 0 L 21600 0 21600 21600 0 21600 0 0 Z N"/>
        </draw:custom-shape>
        <draw:custom-shape draw:name="Titel 1" draw:style-name="gr2" draw:text-style-name="P5" draw:layer="layout" svg:width="25.399cm" svg:height="0.999cm" svg:x="0cm" svg:y="18.05cm">
          <text:p text:style-name="P4"><text:span text:style-name="T2">(c) Julian Pieles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8.255cm" svg:height="9.763cm" svg:x="12.7cm" svg:y="0.239cm">
          <draw:image xlink:href="Pictures/100002000000037B0000043807E18D4C2251E0FC.png" xlink:type="simple" xlink:show="embed" xlink:actuate="onLoad" draw:mime-type="image/png">
            <text:p/>
          </draw:image>
        </draw:frame>
        <draw:custom-shape draw:style-name="gr4" draw:text-style-name="P7" draw:layer="layout" svg:width="25.4cm" svg:height="1.007cm" svg:x="0cm" svg:y="10.79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149cm" svg:height="10.159cm" svg:x="3.81cm" svg:y="0.239cm">
          <draw:image xlink:href="Pictures/10000200000004370000043883F293A63B8C621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" draw:text-style-name="P10" draw:layer="layout" svg:width="23.499cm" svg:height="17.099cm" svg:x="1cm" svg:y="1cm" presentation:class="outline" presentation:user-transformed="true">
          <draw:text-box>
            <text:p text:style-name="P9"><text:span text:style-name="T3">history</text:span></text:p>
            <text:p text:style-name="P9"><text:span text:style-name="T3">architecture</text:span></text:p>
            <text:p text:style-name="P9"><text:span text:style-name="T3">development cycle</text:span></text:p>
            <text:p text:style-name="P9"><text:span text:style-name="T3">distributions</text:span></text:p>
            <text:p text:style-name="P9"><text:span text:style-name="T3">advantages and flaws</text:span></text:p>
            <text:p text:style-name="P9"><text:span text:style-name="T3">showc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folie" presentation:presentation-page-layout-name="AL2T11">
        <office:forms form:automatic-focus="false" form:apply-design-mode="false"/>
        <draw:g>
          <draw:custom-shape draw:name="Rechteck 1" draw:style-name="gr6" draw:text-style-name="P11" draw:layer="layout" svg:width="25.4cm" svg:height="2.54cm" svg:x="0cm" svg:y="1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7" draw:layer="layout" svg:width="25.4cm" svg:height="0.508cm" svg:x="0cm" svg:y="3.202cm">
            <text:p/>
            <draw:enhanced-geometry svg:viewBox="0 0 21600 21600" draw:type="rectangle" draw:enhanced-path="M 0 0 L 21600 0 21600 21600 0 21600 0 0 Z N"/>
          </draw:custom-shape>
        </draw:g>
        <draw:frame draw:name="Inhaltsplatzhalter 2_0" presentation:style-name="pr5" draw:text-style-name="P13" draw:layer="layout" svg:width="23.499cm" svg:height="17.099cm" svg:x="1cm" svg:y="1.001cm" presentation:class="outline" presentation:user-transformed="true">
          <draw:text-box>
            <text:p text:style-name="P12"><text:span text:style-name="T4">history</text:span></text:p>
            <text:p text:style-name="P12"><text:span text:style-name="T3">architecture</text:span></text:p>
            <text:p text:style-name="P12"><text:span text:style-name="T3">development cycle</text:span></text:p>
            <text:p text:style-name="P12"><text:span text:style-name="T3">distributions</text:span></text:p>
            <text:p text:style-name="P12"><text:span text:style-name="T3">advantages and flaws</text:span></text:p>
            <text:p text:style-name="P12"><text:span text:style-name="T3">showcas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" presentation:presentation-page-layout-name="AL2T11">
        <office:forms form:automatic-focus="false" form:apply-design-mode="false"/>
        <draw:frame draw:name="Inhaltsplatzhalter 4" draw:style-name="gr8" draw:text-style-name="P14" draw:layer="layout" svg:width="25.399cm" svg:height="16.468cm" svg:x="0cm" svg:y="0cm">
          <draw:image xlink:href="Pictures/1000000000000136000000C96A9FF749E76C6D10.jpg" xlink:type="simple" xlink:show="embed" xlink:actuate="onLoad" draw:mime-type="image/jpeg">
            <text:p/>
          </draw:image>
        </draw:frame>
        <draw:custom-shape draw:name="Textfeld 1" draw:style-name="gr9" draw:text-style-name="P16" draw:layer="layout" svg:width="12.699cm" svg:height="1.605cm" svg:x="0cm" svg:y="16.941cm">
          <text:p text:style-name="P15"><text:span text:style-name="T5">Ken Thomp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0" draw:text-style-name="P16" draw:layer="layout" svg:width="12.699cm" svg:height="1.605cm" svg:x="12.7cm" svg:y="16.941cm">
          <text:p text:style-name="P15"><text:span text:style-name="T5">Dennis Ritch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" presentation:presentation-page-layout-name="AL2T11">
        <office:forms form:automatic-focus="false" form:apply-design-mode="false"/>
        <draw:frame draw:name="Inhaltsplatzhalter 7" draw:style-name="gr11" draw:text-style-name="P14" draw:layer="layout" svg:width="25.399cm" svg:height="19.049cm" svg:x="0cm" svg:y="0cm">
          <draw:image xlink:href="Pictures/1000000000000280000002006AE89A4CEC0F6C7F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el_20_und_20_Inhalt" presentation:presentation-page-layout-name="AL2T11">
        <office:forms form:automatic-focus="false" form:apply-design-mode="false"/>
        <draw:frame draw:name="Inhaltsplatzhalter 6" draw:style-name="gr12" draw:text-style-name="P14" draw:layer="layout" svg:width="25.399cm" svg:height="16.468cm" svg:x="0cm" svg:y="0cm">
          <draw:image xlink:href="Pictures/10000000000008E0000006A8B614B9B293351DE6.jpg" xlink:type="simple" xlink:show="embed" xlink:actuate="onLoad" draw:mime-type="image/jpeg">
            <text:p/>
          </draw:image>
        </draw:frame>
        <draw:frame draw:name="Grafik 10" draw:style-name="gr13" draw:text-style-name="P14" draw:layer="layout" svg:width="25.399cm" svg:height="16.468cm" svg:x="0cm" svg:y="0cm">
          <draw:image xlink:href="Pictures/1000000000000640000004B0EA3D264E4DDDDC64.jpg" xlink:type="simple" xlink:show="embed" xlink:actuate="onLoad" draw:mime-type="image/jpeg">
            <text:p/>
          </draw:image>
        </draw:frame>
        <draw:custom-shape draw:name="Textfeld 11" draw:style-name="gr14" draw:text-style-name="P16" draw:layer="layout" svg:width="25.399cm" svg:height="1.605cm" svg:x="0cm" svg:y="16.941cm">
          <text:p text:style-name="P15"><text:span text:style-name="T5">PDP-7 minicomputer by 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g>
          <draw:custom-shape draw:name="Rechteck 1" draw:style-name="gr6" draw:text-style-name="P11" draw:layer="layout" svg:width="25.4cm" svg:height="2.54cm" svg:x="0cm" svg:y="3.5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7" draw:layer="layout" svg:width="25.4cm" svg:height="0.508cm" svg:x="0cm" svg:y="5.607cm">
            <text:p/>
            <draw:enhanced-geometry svg:viewBox="0 0 21600 21600" draw:type="rectangle" draw:enhanced-path="M 0 0 L 21600 0 21600 21600 0 21600 0 0 Z N"/>
          </draw:custom-shape>
        </draw:g>
        <draw:frame draw:name="Inhaltsplatzhalter 2_1" presentation:style-name="pr6" draw:text-style-name="P13" draw:layer="layout" svg:width="23.499cm" svg:height="17.099cm" svg:x="1.001cm" svg:y="1.002cm" presentation:class="outline" presentation:user-transformed="true">
          <draw:text-box>
            <text:p text:style-name="P12"><text:span text:style-name="T3">history</text:span></text:p>
            <text:p text:style-name="P12"><text:span text:style-name="T4">architecture</text:span></text:p>
            <text:p text:style-name="P12"><text:span text:style-name="T3">development cycle</text:span></text:p>
            <text:p text:style-name="P12"><text:span text:style-name="T3">distributions</text:span></text:p>
            <text:p text:style-name="P12"><text:span text:style-name="T3">advantages and flaws</text:span></text:p>
            <text:p text:style-name="P12"><text:span text:style-name="T3">showc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g>
          <draw:custom-shape draw:name="Rechteck 1" draw:style-name="gr6" draw:text-style-name="P11" draw:layer="layout" svg:width="25.4cm" svg:height="2.54cm" svg:x="0cm" svg:y="6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7" draw:layer="layout" svg:width="25.4cm" svg:height="0.508cm" svg:x="0cm" svg:y="8.047cm">
            <text:p/>
            <draw:enhanced-geometry svg:viewBox="0 0 21600 21600" draw:type="rectangle" draw:enhanced-path="M 0 0 L 21600 0 21600 21600 0 21600 0 0 Z N"/>
          </draw:custom-shape>
        </draw:g>
        <draw:frame draw:name="Inhaltsplatzhalter 2_2" presentation:style-name="pr7" draw:text-style-name="P13" draw:layer="layout" svg:width="23.499cm" svg:height="17.099cm" svg:x="1.001cm" svg:y="1.002cm" presentation:class="outline" presentation:user-transformed="true">
          <draw:text-box>
            <text:p text:style-name="P12"><text:span text:style-name="T3">history</text:span></text:p>
            <text:p text:style-name="P12"><text:span text:style-name="T3">architecture</text:span></text:p>
            <text:p text:style-name="P12"><text:span text:style-name="T4">development cycle</text:span></text:p>
            <text:p text:style-name="P12"><text:span text:style-name="T3">distributions</text:span></text:p>
            <text:p text:style-name="P12"><text:span text:style-name="T3">advantages and flaws</text:span></text:p>
            <text:p text:style-name="P12"><text:span text:style-name="T3">showc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g>
          <draw:custom-shape draw:name="Rechteck 1" draw:style-name="gr6" draw:text-style-name="P11" draw:layer="layout" svg:width="25.4cm" svg:height="2.54cm" svg:x="0cm" svg:y="8.3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7" draw:layer="layout" svg:width="25.4cm" svg:height="0.508cm" svg:x="0cm" svg:y="10.387cm">
            <text:p/>
            <draw:enhanced-geometry svg:viewBox="0 0 21600 21600" draw:type="rectangle" draw:enhanced-path="M 0 0 L 21600 0 21600 21600 0 21600 0 0 Z N"/>
          </draw:custom-shape>
        </draw:g>
        <draw:frame draw:name="Inhaltsplatzhalter 2_3" presentation:style-name="pr8" draw:text-style-name="P13" draw:layer="layout" svg:width="23.499cm" svg:height="17.099cm" svg:x="1.001cm" svg:y="1.002cm" presentation:class="outline" presentation:user-transformed="true">
          <draw:text-box>
            <text:p text:style-name="P12"><text:span text:style-name="T3">history</text:span></text:p>
            <text:p text:style-name="P12"><text:span text:style-name="T3">architecture</text:span></text:p>
            <text:p text:style-name="P12"><text:span text:style-name="T3">development cycle</text:span></text:p>
            <text:p text:style-name="P12"><text:span text:style-name="T4">distributions</text:span></text:p>
            <text:p text:style-name="P12"><text:span text:style-name="T3">advantages and flaws</text:span></text:p>
            <text:p text:style-name="P12"><text:span text:style-name="T3">showc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office:forms form:automatic-focus="false" form:apply-design-mode="false"/>
        <draw:g>
          <draw:custom-shape draw:name="Rechteck 1" draw:style-name="gr6" draw:text-style-name="P11" draw:layer="layout" svg:width="25.4cm" svg:height="2.54cm" svg:x="0cm" svg:y="10.7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7" draw:layer="layout" svg:width="25.4cm" svg:height="0.508cm" svg:x="0cm" svg:y="12.827cm">
            <text:p/>
            <draw:enhanced-geometry svg:viewBox="0 0 21600 21600" draw:type="rectangle" draw:enhanced-path="M 0 0 L 21600 0 21600 21600 0 21600 0 0 Z N"/>
          </draw:custom-shape>
        </draw:g>
        <draw:frame draw:name="Inhaltsplatzhalter 2_4" presentation:style-name="pr9" draw:text-style-name="P13" draw:layer="layout" svg:width="23.499cm" svg:height="17.099cm" svg:x="1.001cm" svg:y="1.002cm" presentation:class="outline" presentation:user-transformed="true">
          <draw:text-box>
            <text:p text:style-name="P12"><text:span text:style-name="T3">history</text:span></text:p>
            <text:p text:style-name="P12"><text:span text:style-name="T3">architecture</text:span></text:p>
            <text:p text:style-name="P12"><text:span text:style-name="T3">development cycle</text:span></text:p>
            <text:p text:style-name="P12"><text:span text:style-name="T3">distributions</text:span></text:p>
            <text:p text:style-name="P12"><text:span text:style-name="T4">advantages and flaws</text:span></text:p>
            <text:p text:style-name="P12"><text:span text:style-name="T3">showc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office:forms form:automatic-focus="false" form:apply-design-mode="false"/>
        <draw:g>
          <draw:custom-shape draw:name="Rechteck 1" draw:style-name="gr6" draw:text-style-name="P11" draw:layer="layout" svg:width="25.4cm" svg:height="2.54cm" svg:x="0cm" svg:y="13.1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7" draw:layer="layout" svg:width="25.4cm" svg:height="0.508cm" svg:x="0cm" svg:y="15.167cm">
            <text:p/>
            <draw:enhanced-geometry svg:viewBox="0 0 21600 21600" draw:type="rectangle" draw:enhanced-path="M 0 0 L 21600 0 21600 21600 0 21600 0 0 Z N"/>
          </draw:custom-shape>
        </draw:g>
        <draw:frame draw:name="Inhaltsplatzhalter 2_5" presentation:style-name="pr10" draw:text-style-name="P13" draw:layer="layout" svg:width="23.499cm" svg:height="17.099cm" svg:x="1.001cm" svg:y="1.002cm" presentation:class="outline" presentation:user-transformed="true">
          <draw:text-box>
            <text:p text:style-name="P12"><text:span text:style-name="T3">history</text:span></text:p>
            <text:p text:style-name="P12"><text:span text:style-name="T3">architecture</text:span></text:p>
            <text:p text:style-name="P12"><text:span text:style-name="T3">development cycle</text:span></text:p>
            <text:p text:style-name="P12"><text:span text:style-name="T3">distributions</text:span></text:p>
            <text:p text:style-name="P12"><text:span text:style-name="T3">advantages and flaws</text:span></text:p>
            <text:p text:style-name="P12"><text:span text:style-name="T4">showc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office:forms form:automatic-focus="false" form:apply-design-mode="false"/>
        <draw:frame draw:name="Titel 1" presentation:style-name="pr11" draw:text-style-name="P17" draw:layer="layout" svg:width="21.907cm" svg:height="3.681cm" svg:x="1.746cm" svg:y="1.014cm" presentation:class="title" presentation:placeholder="true" presentation:user-transformed="true">
          <draw:text-box/>
        </draw:frame>
        <draw:frame draw:name="Inhaltsplatzhalter 12" presentation:style-name="pr12" draw:text-style-name="P18" draw:layer="layout" svg:width="21.907cm" svg:height="12.086cm" svg:x="1.746cm" svg:y="5.071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2" svg:font-family="Calibri"/>
    <style:font-face style:name="Calibri Light" svg:font-family="'Calibri Light'"/>
    <style:font-face style:name="Calibri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Droid Sans Devanagari1" svg:font-family="'Droid Sans Devanagari'" style:font-family-generic="modern" style:font-pitch="variable"/>
    <style:font-face style:name="Calibri3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2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1793d1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6f9fc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6f9fc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6f9f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elfolie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4" text:date-value="2021-03-23">23.03.2021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3">©Julian Pieles 2021</text:span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le 1" presentation:style-name="Mpr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Content Placeholder 2" presentation:style-name="Mpr6" draw:text-style-name="MP15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Mastertext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4" text:date-value="2021-03-23">23.03.2021</text:date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3">©Julian Pieles 2021</text:span></text:p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Linux</dc:title>
    <meta:initial-creator>Julian Pieles</meta:initial-creator>
    <meta:editing-cycles>77</meta:editing-cycles>
    <meta:creation-date>2021-03-06T11:26:41</meta:creation-date>
    <dc:date>2021-03-23T13:06:37.192125977</dc:date>
    <meta:editing-duration>PT45M26S</meta:editing-duration>
    <meta:generator>LibreOffice/7.0.5.2$Linux_X86_64 LibreOffice_project/00$Build-2</meta:generator>
    <meta:document-statistic meta:object-count="96"/>
    <meta:user-defined meta:name="AppVersion">16.0000</meta:user-defined>
    <meta:user-defined meta:name="PresentationFormat">Bildschirmpräsentation (4:3)</meta:user-defined>
    <meta:user-defined meta:name="Slides" meta:value-type="float">12</meta:user-defined>
    <meta:template xlink:type="simple" xlink:actuate="onRequest" xlink:title="Office Theme" xlink:href=""/>
  </office:meta>
</office:document-meta>
</file>